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 style:list-style-name="L2"/>
    <style:style style:name="P2" style:family="paragraph" style:parent-style-name="Horizontal_20_Line" style:list-style-name="L6"/>
    <style:style style:name="P3" style:family="paragraph" style:parent-style-name="Text_20_body" style:list-style-name="L1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T1" style:family="text">
      <style:text-properties officeooo:rsid="000fb46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text:bullet-char="">
        <style:list-level-properties text:space-before="0.2961in" text:min-label-width="0.1965in"/>
        <style:text-properties style:font-name="OpenSymbol"/>
      </text:list-level-style-bullet>
      <text:list-level-style-bullet text:level="2" text:style-name="Bullet_20_Symbols" text:bullet-char="">
        <style:list-level-properties text:space-before="0.7882in" text:min-label-width="0.1965in"/>
        <style:text-properties style:font-name="OpenSymbol"/>
      </text:list-level-style-bullet>
      <text:list-level-style-bullet text:level="3" text:style-name="Bullet_20_Symbols" text:bullet-char="">
        <style:list-level-properties text:space-before="1.2807in" text:min-label-width="0.1965in"/>
        <style:text-properties style:font-name="OpenSymbol"/>
      </text:list-level-style-bullet>
      <text:list-level-style-bullet text:level="4" text:style-name="Bullet_20_Symbols" text:bullet-char="">
        <style:list-level-properties text:space-before="1.7728in" text:min-label-width="0.1965in"/>
        <style:text-properties style:font-name="OpenSymbol"/>
      </text:list-level-style-bullet>
      <text:list-level-style-bullet text:level="5" text:style-name="Bullet_20_Symbols" text:bullet-char="">
        <style:list-level-properties text:space-before="2.2654in" text:min-label-width="0.1965in"/>
        <style:text-properties style:font-name="OpenSymbol"/>
      </text:list-level-style-bullet>
      <text:list-level-style-bullet text:level="6" text:style-name="Bullet_20_Symbols" text:bullet-char="">
        <style:list-level-properties text:space-before="2.7579in" text:min-label-width="0.1965in"/>
        <style:text-properties style:font-name="OpenSymbol"/>
      </text:list-level-style-bullet>
      <text:list-level-style-bullet text:level="7" text:style-name="Bullet_20_Symbols" text:bullet-char="">
        <style:list-level-properties text:space-before="3.25in" text:min-label-width="0.1965in"/>
        <style:text-properties style:font-name="OpenSymbol"/>
      </text:list-level-style-bullet>
      <text:list-level-style-bullet text:level="8" text:style-name="Bullet_20_Symbols" text:bullet-char="">
        <style:list-level-properties text:space-before="3.7425in" text:min-label-width="0.1965in"/>
        <style:text-properties style:font-name="OpenSymbol"/>
      </text:list-level-style-bullet>
      <text:list-level-style-bullet text:level="9" text:style-name="Bullet_20_Symbols" text:bullet-char="">
        <style:list-level-properties text:space-before="4.2346in" text:min-label-width="0.1965in"/>
        <style:text-properties style:font-name="OpenSymbol"/>
      </text:list-level-style-bullet>
      <text:list-level-style-bullet text:level="10" text:style-name="Bullet_20_Symbols" text:bullet-char="">
        <style:list-level-properties text:space-before="4.7272in" text:min-label-width="0.1965in"/>
        <style:text-properties style:font-name="OpenSymbol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Pharmacy Website Client Information Form</text:span></text:p>
      <text:p text:style-name="Text_20_body"><text:span text:style-name="Strong_20_Emphasis">Instructions:</text:span> Please fill out all the information below as completely as possible. This will help <text:span text:style-name="T1">me</text:span> create a complete, accurate, and effective website for your pharmacy.</text:p>
      <text:p text:style-name="Horizontal_20_Line"/>
      <text:h text:style-name="Heading_20_2" text:outline-level="2">1. Pharmacy Details</text:h>
      <text:list text:style-name="L1">
        <text:list-item>
          <text:p text:style-name="P3"><text:span text:style-name="Strong_20_Emphasis">Pharmacy Name:</text:span> ___________________________</text:p>
        </text:list-item>
        <text:list-item>
          <text:p text:style-name="P3"><text:span text:style-name="Strong_20_Emphasis">Logo:</text:span> </text:p>
        </text:list-item>
        <text:list-item>
          <text:p text:style-name="P3"><text:span text:style-name="Strong_20_Emphasis">Tagline / Slogan (if any):</text:span> ___________________________</text:p>
        </text:list-item>
      </text:list>
      <text:p text:style-name="Horizontal_20_Line"/>
      <text:h text:style-name="Heading_20_2" text:outline-level="2">2. Services Offered</text:h>
      <text:p text:style-name="Text_20_body">(List all that apply, e.g., prescription dispensing, delivery, health screenings, consultations)</text:p>
      <text:list text:style-name="L2">
        <text:list-item>
          <text:p text:style-name="P1"/>
        </text:list-item>
        <text:list-item>
          <text:p text:style-name="P1"/>
        </text:list-item>
        <text:list-item>
          <text:p text:style-name="P1"/>
        </text:list-item>
      </text:list>
      <text:p text:style-name="Horizontal_20_Line"/>
      <text:h text:style-name="Heading_20_2" text:outline-level="2">3. Product Categories &amp; Examples</text:h>
      <text:list text:style-name="L3">
        <text:list-item>
          <text:p text:style-name="P4"><text:span text:style-name="Strong_20_Emphasis">Category 1:</text:span> ___________________________</text:p>
          <text:list>
            <text:list-item>
              <text:p text:style-name="P4">Example products: ___________________________</text:p>
            </text:list-item>
          </text:list>
        </text:list-item>
        <text:list-item>
          <text:p text:style-name="P4"><text:span text:style-name="Strong_20_Emphasis">Category 2:</text:span> ___________________________</text:p>
          <text:list>
            <text:list-item>
              <text:p text:style-name="P4">Example products: ___________________________</text:p>
            </text:list-item>
          </text:list>
        </text:list-item>
        <text:list-item>
          <text:p text:style-name="P4"><text:span text:style-name="Strong_20_Emphasis">Category 3:</text:span> ___________________________</text:p>
          <text:list>
            <text:list-item>
              <text:p text:style-name="P4">Example products: ___________________________</text:p>
            </text:list-item>
          </text:list>
        </text:list-item>
      </text:list>
      <text:p text:style-name="Horizontal_20_Line"/>
      <text:h text:style-name="Heading_20_2" text:outline-level="2">4. Contact Information</text:h>
      <text:list text:style-name="L4">
        <text:list-item>
          <text:p text:style-name="P5"><text:span text:style-name="Strong_20_Emphasis">Phone Number:</text:span> ___________________________</text:p>
        </text:list-item>
        <text:list-item>
          <text:p text:style-name="P5"><text:span text:style-name="Strong_20_Emphasis">WhatsApp:</text:span> ___________________________</text:p>
        </text:list-item>
        <text:list-item>
          <text:p text:style-name="P5"><text:span text:style-name="Strong_20_Emphasis">Email </text:span><text:span text:style-name="Strong_20_Emphasis"><text:span text:style-name="T1">link</text:span></text:span><text:span text:style-name="Strong_20_Emphasis">:</text:span> ___________________________</text:p>
        </text:list-item>
        <text:list-item>
          <text:p text:style-name="P5"><text:span text:style-name="Strong_20_Emphasis">Physical Address:</text:span> ___________________________</text:p>
        </text:list-item>
        <text:list-item>
          <text:p text:style-name="P5"><text:span text:style-name="Strong_20_Emphasis">Social Media Links / Handles:</text:span> ___________________________</text:p>
        </text:list-item>
      </text:list>
      <text:p text:style-name="Horizontal_20_Line"/>
      <text:h text:style-name="Heading_20_2" text:outline-level="2"><text:soft-page-break/>5. Operating Hours</text:h>
      <text:list text:style-name="L5">
        <text:list-item>
          <text:p text:style-name="P6">Monday – Friday: ___________________________</text:p>
        </text:list-item>
        <text:list-item>
          <text:p text:style-name="P6">Saturday: ___________________________</text:p>
        </text:list-item>
        <text:list-item>
          <text:p text:style-name="P6">Sunday: ___________________________</text:p>
        </text:list-item>
        <text:list-item>
          <text:p text:style-name="P6">Holidays / Special Closures: ___________________________</text:p>
        </text:list-item>
      </text:list>
      <text:p text:style-name="Horizontal_20_Line"/>
      <text:h text:style-name="Heading_20_2" text:outline-level="2">6. Website Functionality / Features</text:h>
      <text:p text:style-name="Text_20_body">(Check all that apply)</text:p>
      <text:list text:style-name="L6">
        <text:list-item>
          <text:p text:style-name="P7">Online product catalog</text:p>
        </text:list-item>
        <text:list-item>
          <text:p text:style-name="P7">Online ordering / delivery</text:p>
        </text:list-item>
        <text:list-item>
          <text:p text:style-name="P7">Prescription uploads</text:p>
        </text:list-item>
        <text:list-item>
          <text:p text:style-name="P7">Appointment booking</text:p>
        </text:list-item>
        <text:list-item>
          <text:p text:style-name="P7">Newsletter subscription</text:p>
        </text:list-item>
        <text:list-item>
          <text:p text:style-name="P7">Live chat / WhatsApp integration</text:p>
        </text:list-item>
        <text:list-item>
          <text:p text:style-name="P7">Blog / Health tips section</text:p>
        </text:list-item>
        <text:list-item>
          <text:p text:style-name="P7">Other: ___________________________</text:p>
        </text:list-item>
        <text:list-item>
          <text:p text:style-name="P2"/>
        </text:list-item>
      </text:list>
      <text:h text:style-name="Heading_20_2" text:outline-level="2">7. Domain &amp; Hosting</text:h>
      <text:list text:style-name="L7">
        <text:list-item>
          <text:p text:style-name="P8"><text:span text:style-name="Strong_20_Emphasis">Do you have a domain name?</text:span> [ ] Yes [ ] No</text:p>
          <text:list>
            <text:list-item>
              <text:p text:style-name="P8">Domain name: ___________________________</text:p>
            </text:list-item>
          </text:list>
        </text:list-item>
        <text:list-item>
          <text:p text:style-name="P8"><text:span text:style-name="Strong_20_Emphasis">Do you have hosting?</text:span> [ ] Yes [ ] No</text:p>
          <text:list>
            <text:list-item>
              <text:p text:style-name="P8">Hosting provider: ___________________________</text:p>
            </text:list-item>
          </text:list>
        </text:list-item>
      </text:list>
      <text:p text:style-name="Horizontal_20_Line"/>
      <text:h text:style-name="Heading_20_2" text:outline-level="2">8. Branding &amp; Design Preferences</text:h>
      <text:list text:style-name="L8">
        <text:list-item>
          <text:p text:style-name="P9">Preferred Colors: ___________________________</text:p>
        </text:list-item>
        <text:list-item>
          <text:p text:style-name="P9">Preferred Fonts: ___________________________</text:p>
        </text:list-item>
        <text:list-item>
          <text:p text:style-name="P9">Style inspiration / example websites: ___________________________</text:p>
        </text:list-item>
        <text:list-item>
          <text:p text:style-name="P9">Any photos / branding materials to include: ___________________________</text:p>
        </text:list-item>
      </text:list>
      <text:p text:style-name="Horizontal_20_Line"/>
      <text:h text:style-name="Heading_20_2" text:outline-level="2"><text:soft-page-break/>9. About / Story Section</text:h>
      <text:list text:style-name="L9">
        <text:list-item>
          <text:p text:style-name="P10"><text:span text:style-name="Strong_20_Emphasis">Mission:</text:span> ___________________________</text:p>
        </text:list-item>
        <text:list-item>
          <text:p text:style-name="P10"><text:span text:style-name="Strong_20_Emphasis">Vision:</text:span> ___________________________</text:p>
        </text:list-item>
        <text:list-item>
          <text:p text:style-name="P10"><text:span text:style-name="Strong_20_Emphasis">Values:</text:span> ___________________________</text:p>
        </text:list-item>
        <text:list-item>
          <text:p text:style-name="P10"><text:span text:style-name="Strong_20_Emphasis">Leadership / Team:</text:span> ___________________________</text:p>
        </text:list-item>
        <text:list-item>
          <text:p text:style-name="P10"><text:span text:style-name="Strong_20_Emphasis">Story / History:</text:span> ___________________________</text:p>
        </text:list-item>
      </text:list>
      <text:p text:style-name="Horizontal_20_Line"/>
      <text:h text:style-name="Heading_20_2" text:outline-level="2">10. Legal / Compliance</text:h>
      <text:list text:style-name="L10">
        <text:list-item>
          <text:p text:style-name="P11">Privacy Policy / Terms of Service: [ ] Yes [ ] No</text:p>
        </text:list-item>
        <text:list-item>
          <text:p text:style-name="P11">Any required disclaimers: ___________________________</text:p>
        </text:list-item>
      </text:list>
      <text:p text:style-name="Horizontal_20_Line"/>
      <text:h text:style-name="Heading_20_2" text:outline-level="2">11. SEO &amp; Marketing</text:h>
      <text:list text:style-name="L11">
        <text:list-item>
          <text:p text:style-name="P12">Keywords to rank for: ___________________________</text:p>
        </text:list-item>
        <text:list-item>
          <text:p text:style-name="P12">Social media integration: [ ] Yes [ ] No</text:p>
        </text:list-item>
        <text:list-item>
          <text:p text:style-name="P12">Google Maps location: [ ] Yes [ ] No</text:p>
        </text:list-item>
      </text:list>
      <text:p text:style-name="Horizontal_20_Line"/>
      <text:h text:style-name="Heading_20_2" text:outline-level="2">12. Maintenance &amp; Updates</text:h>
      <text:list text:style-name="L12">
        <text:list-item>
          <text:p text:style-name="P13">Who will update the website content? ___________________________</text:p>
        </text:list-item>
        <text:list-item>
          <text:p text:style-name="P13">Do you require training for updates? [ ] Yes [ ] No</text:p>
        </text:list-item>
      </text:list>
      <text:p text:style-name="Horizontal_20_Line"/>
      <text:p text:style-name="Text_20_body"><text:span text:style-name="Strong_20_Emphasis">Signature:</text:span> ___________________________</text:p>
      <text:p text:style-name="Text_20_body"><text:span text:style-name="Strong_20_Emphasis">Date:</text:span> ___________________________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22:45:15.895529232</meta:creation-date>
    <meta:print-date>2026-01-27T22:47:46.748269967</meta:print-date>
    <meta:printed-by>PDF files</meta:printed-by>
    <dc:date>2026-01-28T07:24:03.448560689</dc:date>
    <meta:editing-duration>PT1M4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68" meta:word-count="350" meta:character-count="2606" meta:non-whitespace-character-count="2368"/>
  </office:meta>
</office:document-meta>
</file>